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bda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4.3. Define que es un ISP. Nombra al menos 3 ISP reales.</text:p>
      <text:p text:style-name="Standard"/>
      <text:p text:style-name="Standard"><text:span text:style-name="T1"><text:tab/>Un ISP e</text:span>s la empresa que brinda conexión a Internet a sus clientes. Un ISP conecta a sus usuarios a Internet a través de diferentes tecnologías.</text:p>
      <text:p text:style-name="Standard"><text:tab/><text:span text:style-name="T1">Ejemplos: DSL, GSM, dial-u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0T16:40:03.538446493</meta:creation-date>
    <dc:date>2019-10-10T16:44:12.024632236</dc:date>
    <dc:creator>I116-05 </dc:creator>
    <meta:editing-duration>PT4M9S</meta:editing-duration>
    <meta:editing-cycles>1</meta:editing-cycles>
    <meta:document-statistic meta:table-count="0" meta:image-count="0" meta:object-count="0" meta:page-count="1" meta:paragraph-count="3" meta:word-count="42" meta:character-count="232" meta:non-whitespace-character-count="191"/>
    <meta:generator>LibreOffice/6.0.4.1$Linux_X86_64 LibreOffice_project/00m0$Build-1</meta:generator>
  </office:meta>
</office:document-meta>
</file>